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11.97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653cm"/>
    </style:style>
    <style:style style:name="ro1" style:family="table-row">
      <style:table-row-properties style:row-height="0.8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4">
      <style:table-cell-properties fo:background-color="#cccccc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t Code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Price (ea)</text:p>
          </table:table-cell>
          <table:table-cell table:style-name="ce6" table:number-columns-repeated="1019"/>
        </table:table-row>
        <table:table-row table:style-name="ro1">
          <table:table-cell office:value-type="float" office:value="2401029" calcext:value-type="float">
            <text:p>2401029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VTX-214-003-103 3W, 3,3v transforme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5.64" calcext:value-type="currency">
            <text:p>£5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F</text:p>
          </table:table-cell>
          <table:table-cell office:value-type="string" calcext:value-type="string">
            <text:p>Ciseco/Wireless Things</text:p>
          </table:table-cell>
          <table:table-cell office:value-type="string" calcext:value-type="string">
            <text:p>SRF CC1110 surface mount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9.98" calcext:value-type="currency">
            <text:p>£9.98</text:p>
          </table:table-cell>
          <table:table-cell table:number-columns-repeated="1019"/>
        </table:table-row>
        <table:table-row table:style-name="ro1">
          <table:table-cell office:value-type="float" office:value="1103949" calcext:value-type="float">
            <text:p>1103949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.54mm 10way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819" calcext:value-type="currency">
            <text:p>£0.82</text:p>
          </table:table-cell>
          <table:table-cell table:number-columns-repeated="1019"/>
        </table:table-row>
        <table:table-row table:style-name="ro1">
          <table:table-cell office:value-type="float" office:value="2293757" calcext:value-type="float">
            <text:p>2293757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.54mm 6way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385" calcext:value-type="currency">
            <text:p>£0.39</text:p>
          </table:table-cell>
          <table:table-cell table:number-columns-repeated="1019"/>
        </table:table-row>
        <table:table-row table:style-name="ro1">
          <table:table-cell office:value-type="float" office:value="1891660" calcext:value-type="float">
            <text:p>189166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relay, spst-no, 250VAC, 30VDC, 10A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496" calcext:value-type="currency">
            <text:p>£0.50</text:p>
          </table:table-cell>
          <table:table-cell table:number-columns-repeated="1019"/>
        </table:table-row>
        <table:table-row table:style-name="ro1">
          <table:table-cell office:value-type="float" office:value="3041440" calcext:value-type="float">
            <text:p>304144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erminal block, wire to board, 2way</text:p>
          </table:table-cell>
          <table:table-cell office:value-type="float" office:value="3" calcext:value-type="float">
            <text:p>3</text:p>
          </table:table-cell>
          <table:table-cell office:value-type="currency" office:currency="GBP" office:value="0.278" calcext:value-type="currency">
            <text:p>£0.28</text:p>
          </table:table-cell>
          <table:table-cell table:number-columns-repeated="1019"/>
        </table:table-row>
        <table:table-row table:style-name="ro1">
          <table:table-cell office:value-type="float" office:value="1651089" calcext:value-type="float">
            <text:p>1651089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Diode 1N4001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631" calcext:value-type="currency">
            <text:p>£0.06</text:p>
          </table:table-cell>
          <table:table-cell table:number-columns-repeated="1019"/>
        </table:table-row>
        <table:table-row table:style-name="ro1">
          <table:table-cell office:value-type="float" office:value="1574379" calcext:value-type="float">
            <text:p>1574379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ransistor, NPN, BC337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08" calcext:value-type="currency">
            <text:p>£0.11</text:p>
          </table:table-cell>
          <table:table-cell table:number-columns-repeated="1019"/>
        </table:table-row>
        <table:table-row table:style-name="ro1">
          <table:table-cell office:value-type="float" office:value="9339043" calcext:value-type="float">
            <text:p>933904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Resistor, 100ohm, +/-5%, 250mW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0353" calcext:value-type="currency">
            <text:p>£0.04</text:p>
          </table:table-cell>
          <table:table-cell table:number-columns-repeated="1019"/>
        </table:table-row>
        <table:table-row table:style-name="ro1">
          <table:table-cell office:value-type="float" office:value="2328785" calcext:value-type="float">
            <text:p>2328785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5uH SMD i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405" calcext:value-type="currency">
            <text:p>£0.41</text:p>
          </table:table-cell>
          <table:table-cell table:number-columns-repeated="1019"/>
        </table:table-row>
        <table:table-row table:style-name="ro1">
          <table:table-cell office:value-type="float" office:value="9696946" calcext:value-type="float">
            <text:p>9696946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47uF SMD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165" calcext:value-type="currency">
            <text:p>£0.17</text:p>
          </table:table-cell>
          <table:table-cell table:number-columns-repeated="1019"/>
        </table:table-row>
        <table:table-row table:style-name="ro1">
          <table:table-cell office:value-type="float" office:value="645680" calcext:value-type="float">
            <text:p>645680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enclosure, 25mm/73.5mm/51mm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1.33" calcext:value-type="currency">
            <text:p>£1.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Total</text:p>
          </table:table-cell>
          <table:table-cell table:formula="of:=SUM([.E2:.E14])" office:value-type="currency" office:currency="GBP" office:value="19.7044" calcext:value-type="currency">
            <text:p>£19.7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yes</meta:initial-creator>
    <meta:creation-date>2016-09-06T12:39:48.836197847</meta:creation-date>
    <dc:date>2016-09-06T14:10:02.639604541</dc:date>
    <dc:creator>Paul Hayes</dc:creator>
    <meta:editing-duration>PT29M31S</meta:editing-duration>
    <meta:editing-cycles>6</meta:editing-cycles>
    <meta:generator>LibreOffice/4.3.3.2$Linux_X86_64 LibreOffice_project/430m0$Build-2</meta:generator>
    <meta:document-statistic meta:table-count="1" meta:cell-count="67" meta:object-count="0"/>
  </office:meta>
</office:document-meta>
</file>